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340" officeooo:paragraph-rsid="0003c340"/>
    </style:style>
    <style:style style:name="P2" style:family="paragraph" style:parent-style-name="Standard">
      <style:text-properties officeooo:paragraph-rsid="0003c340"/>
    </style:style>
    <style:style style:name="P3" style:family="paragraph" style:parent-style-name="Standard">
      <style:text-properties officeooo:rsid="0004a33c" officeooo:paragraph-rsid="0004a33c"/>
    </style:style>
    <style:style style:name="P4" style:family="paragraph" style:parent-style-name="Standard">
      <style:text-properties officeooo:rsid="0004d4f1" officeooo:paragraph-rsid="0004d4f1"/>
    </style:style>
    <style:style style:name="P5" style:family="paragraph" style:parent-style-name="Standard">
      <style:text-properties officeooo:rsid="0007c1b2" officeooo:paragraph-rsid="0007c1b2"/>
    </style:style>
    <style:style style:name="P6" style:family="paragraph" style:parent-style-name="Standard">
      <style:text-properties officeooo:rsid="0007c1b2" officeooo:paragraph-rsid="0007c1b2"/>
    </style:style>
    <style:style style:name="P7" style:family="paragraph" style:parent-style-name="Standard">
      <style:text-properties officeooo:rsid="000ac028" officeooo:paragraph-rsid="000ac028"/>
    </style:style>
    <style:style style:name="P8" style:family="paragraph" style:parent-style-name="Standard">
      <style:text-properties officeooo:rsid="000c04d0" officeooo:paragraph-rsid="000c04d0"/>
    </style:style>
    <style:style style:name="P9" style:family="paragraph" style:parent-style-name="Standard">
      <style:text-properties officeooo:paragraph-rsid="000c04d0"/>
    </style:style>
    <style:style style:name="P10" style:family="paragraph" style:parent-style-name="Standard">
      <style:text-properties officeooo:rsid="0003c340" officeooo:paragraph-rsid="000c04d0"/>
    </style:style>
    <style:style style:name="P11" style:family="paragraph" style:parent-style-name="Standard">
      <style:text-properties officeooo:rsid="000d4519" officeooo:paragraph-rsid="000d4519"/>
    </style:style>
    <style:style style:name="P12" style:family="paragraph" style:parent-style-name="Standard">
      <style:text-properties officeooo:paragraph-rsid="000d4519"/>
    </style:style>
    <style:style style:name="P13" style:family="paragraph" style:parent-style-name="Standard">
      <style:text-properties officeooo:rsid="000eba69" officeooo:paragraph-rsid="000eba69"/>
    </style:style>
    <style:style style:name="P14" style:family="paragraph" style:parent-style-name="Standard">
      <style:text-properties officeooo:rsid="000f06d7" officeooo:paragraph-rsid="000f06d7"/>
    </style:style>
    <style:style style:name="P15" style:family="paragraph" style:parent-style-name="Standard">
      <style:text-properties officeooo:paragraph-rsid="000f06d7"/>
    </style:style>
    <style:style style:name="P16" style:family="paragraph" style:parent-style-name="Standard">
      <style:text-properties officeooo:rsid="000f4313" officeooo:paragraph-rsid="000f4313"/>
    </style:style>
    <style:style style:name="P17" style:family="paragraph" style:parent-style-name="Standard">
      <style:text-properties officeooo:rsid="000f4313" officeooo:paragraph-rsid="0010402f"/>
    </style:style>
    <style:style style:name="P18" style:family="paragraph" style:parent-style-name="Standard">
      <style:text-properties officeooo:paragraph-rsid="0010402f"/>
    </style:style>
    <style:style style:name="T1" style:family="text">
      <style:text-properties officeooo:rsid="0003c340"/>
    </style:style>
    <style:style style:name="T2" style:family="text">
      <style:text-properties officeooo:rsid="0004a33c"/>
    </style:style>
    <style:style style:name="T3" style:family="text">
      <style:text-properties officeooo:rsid="0004d4f1"/>
    </style:style>
    <style:style style:name="T4" style:family="text">
      <style:text-properties officeooo:rsid="00063d15"/>
    </style:style>
    <style:style style:name="T5" style:family="text">
      <style:text-properties officeooo:rsid="000682fa"/>
    </style:style>
    <style:style style:name="T6" style:family="text">
      <style:text-properties officeooo:rsid="0007c1b2"/>
    </style:style>
    <style:style style:name="T7" style:family="text">
      <style:text-properties officeooo:rsid="000a165a"/>
    </style:style>
    <style:style style:name="T8" style:family="text">
      <style:text-properties officeooo:rsid="000c04d0"/>
    </style:style>
    <style:style style:name="T9" style:family="text">
      <style:text-properties officeooo:rsid="000d4519"/>
    </style:style>
    <style:style style:name="T10" style:family="text">
      <style:text-properties officeooo:rsid="000eba69"/>
    </style:style>
    <style:style style:name="T11" style:family="text">
      <style:text-properties officeooo:rsid="000f06d7"/>
    </style:style>
    <style:style style:name="T12" style:family="text">
      <style:text-properties officeooo:rsid="000f4313"/>
    </style:style>
    <style:style style:name="T13" style:family="text">
      <style:text-properties officeooo:rsid="0010402f"/>
    </style:style>
    <style:style style:name="T14" style:family="text">
      <style:text-properties officeooo:rsid="00107c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na tienda Online donde un invitado puede visualizar complementos, zapatillas y ropa que estará clasificada en tres grupos hombre, mujer y niños. </text:span><text:span text:style-name="T4">Del producto</text:span><text:span text:style-name="T1"> debemos saber </text:span><text:span text:style-name="T5">el id_prod,</text:span><text:span text:style-name="T1"> talla, precio, stock, </text:span><text:span text:style-name="T4">categoria, sexo y</text:span><text:span text:style-name="T1"> marca.</text:span></text:p>
      <text:p text:style-name="P2"><text:span text:style-name="T1">Para hacer un pedido se registra como </text:span><text:span text:style-name="T7">socio</text:span><text:span text:style-name="T1"> del cual necesitamos su id_usuario, correo, teléfono, calle, cp, </text:span><text:span text:style-name="T3">nombre, apellidos, </text:span><text:span text:style-name="T1">localidad, </text:span><text:span text:style-name="T5">id_</text:span><text:span text:style-name="T3">rol,</text:span><text:span text:style-name="T1"> id_bancario ? EN caso de tenerlo</text:span></text:p>
      <text:p text:style-name="P10">El usuario ira añadiendo productos al carrito del cual necesitamos su id, fecha_ creaci<text:span text:style-name="T8">ó</text:span>n <text:span text:style-name="T2">timestamp_diff</text:span>, id_usuario, precio_total, <text:span text:style-name="T2">finalizado boolean</text:span>.</text:p>
      <text:p text:style-name="P2"><text:span text:style-name="T1">Fecha creaci</text:span><text:span text:style-name="T8">ó</text:span><text:span text:style-name="T1">n se hace automáticamente al crear el carrito y si pasa </text:span><text:span text:style-name="T3">1 hora</text:span><text:span text:style-name="T1"> sin nada se borrara el carrito y sus lineas.</text:span></text:p>
      <text:p text:style-name="P2"><text:span text:style-name="T1">El carrito esta compuesto por lineas_factura que tiene id_prod, </text:span><text:span text:style-name="T6">id_carrito,</text:span><text:span text:style-name="T1">talla, precio_unitario, unidades y precio_linea </text:span><text:span text:style-name="T2">(precio_unitario*unidades)</text:span><text:span text:style-name="T1">.</text:span></text:p>
      <text:p text:style-name="P1">Cuando el usuario pulse finalizar compra procederá a una pasarela de pago donde si tiene un método de pago asociado se le mostrara y si no le pediremos su IBAN, titular, CVV, mes_caducidad <text:span text:style-name="T2">y</text:span> year_caducidad.</text:p>
      <text:p text:style-name="P1">Tras esto se hace una comprobaccion y si el usuario hace todo correcto se mostrara una pagina de éxito con un ticket con lo pedido y si no un mensaje de error.</text:p>
      <text:p text:style-name="P3">Tras terminar la cesta el boolean se pone a true y creamos un pedido que contendra id_usuario, fecha_creaccion, fecha_entrega, status =[en proceso, finalizado].</text:p>
      <text:p text:style-name="P4">El usuario podrá modificar sus datos y ver sus pedidos.</text:p>
      <text:p text:style-name="P4"/>
      <text:p text:style-name="P4">Habrá un rol administrador del cual necesitamos su nombre, apellidos, <text:span text:style-name="T7">departamento, </text:span>teléfono, correo y <text:span text:style-name="T5">id_</text:span>rol.</text:p>
      <text:p text:style-name="P4">Este podrá añadir productos, modificarlos y eliminarlos.</text:p>
      <text:p text:style-name="P4">También tendrá acceso a todos los pedidos y datos de los usuarios.</text:p>
      <text:p text:style-name="P5">Tendremos tabla roles con id_rol y rol.</text:p>
      <text:p text:style-name="P5"/>
      <text:p text:style-name="P7">Un usuario puede visitar la pagina, ver los distintos articulo<text:span text:style-name="T8">s, registrarse y</text:span> loguearse.</text:p>
      <text:p text:style-name="P7"/>
      <text:p text:style-name="P7">Un socio puede añadir productos o quitar productos de su linea de factura que es lo que vemos en el carrito. Para ello se crea un carrito si no se ha hecho ya y se borra si pasado una hora no ha hecho el pedido tras añadir algun item o quedarse la bolsa vacia.</text:p>
      <text:p text:style-name="P7">Cuando termine de comprar pulsara en finalizar compra y le direcciona a la pasarela de pago donde procederá al pago.</text:p>
      <text:p text:style-name="P7">Si todo ha ido bien, se muestra una pagina de éxito y se creara un pedido que se entregara dentro de 3 dias cuyo status es en proceso y al acabar entregado.</text:p>
      <text:p text:style-name="P7">Si no, se muestra un mensaje de error en el pago.</text:p>
      <text:p text:style-name="P7">Socio también puede modificar sus datos cambiando su nombre, apellidos, dirección, contraseña y correo. <text:span text:style-name="T8">Ver sus pedidos en proceso y finalizados, </text:span></text:p>
      <text:p text:style-name="P7">El administrador puede borrar clientes, modificar productos, eliminar productos, <text:span text:style-name="T8">cambiar sus datos, añadir productos, listar clientes y sus pedidos.</text:span></text:p>
      <text:p text:style-name="P8"><text:tab/>UsuarioController</text:p>
      <text:p text:style-name="P8">Login<text:span text:style-name="T13">(String correo, String passwd)</text:span> → Nos logueamos devuelve nuestros datos y roles.</text:p>
      <text:p text:style-name="P8">Logout<text:span text:style-name="T13">(int id)</text:span> → nos deslogueamos y quita todo.</text:p>
      <text:p text:style-name="P8"><text:tab/>ClienteController</text:p>
      <text:p text:style-name="P9"><text:span text:style-name="T12">create_client</text:span><text:span text:style-name="T13">(*atributos cliente)</text:span><text:span text:style-name="T8"> → crea un usuario con rol de cliente</text:span></text:p>
      <text:p text:style-name="P9"><text:span text:style-name="T8">mod_</text:span><text:span text:style-name="T12">client</text:span><text:span text:style-name="T13">(*args)</text:span><text:span text:style-name="T8"> → modifica los datos del cliente</text:span></text:p>
      <text:p text:style-name="P12"><text:span text:style-name="T12">delete</text:span><text:span text:style-name="T9">_</text:span><text:span text:style-name="T12">client</text:span><text:span text:style-name="T13">()</text:span><text:span text:style-name="T9"> → borrar la cuenta </text:span><text:span text:style-name="T13">de el mismo</text:span></text:p>
      <text:p text:style-name="P11">list_clients<text:span text:style-name="T13">()</text:span> → admin solo</text:p>
      <text:p text:style-name="P15"><text:span text:style-name="T12">delete</text:span><text:span text:style-name="T11">_clients</text:span><text:span text:style-name="T13">(int id)</text:span><text:span text:style-name="T11"> → solo admin</text:span></text:p>
      <text:p text:style-name="P11"><text:tab/>CarritoController</text:p>
      <text:p text:style-name="P12"><text:span text:style-name="T12">new</text:span><text:span text:style-name="T9">_carrito</text:span><text:span text:style-name="T13">(int id_cli)</text:span><text:span text:style-name="T9"> →</text:span><text:span text:style-name="T11"> al añadir un item a una cesta, si no tenemos se crea </text:span></text:p>
      <text:p text:style-name="P11"><text:soft-page-break/>add_item<text:span text:style-name="T13">(id_prod, precio, talla, marca..)</text:span> →<text:span text:style-name="T11"> comprueba si tenemos cesta si no es asi llama a crear y añade el item</text:span></text:p>
      <text:p text:style-name="P11">del_item<text:span text:style-name="T13">(id_prod)</text:span> →<text:span text:style-name="T11"> borra el item de la cesta</text:span></text:p>
      <text:p text:style-name="P12"><text:span text:style-name="T12">delete</text:span><text:span text:style-name="T9">_carrito</text:span><text:span text:style-name="T13">(id_carrito)</text:span><text:span text:style-name="T9"> →</text:span><text:span text:style-name="T11"> borra el carrito si esta vacio o ha pasado una hora</text:span></text:p>
      <text:p text:style-name="P11">ver_carrito<text:span text:style-name="T13">(id_carrito)</text:span> →<text:span text:style-name="T11"> mostramos las lineas de factura del carrito </text:span><text:span text:style-name="T12">y total</text:span></text:p>
      <text:p text:style-name="P11">finalizar_carrito → procede a la pasarela de pago. Este llama a validar_pago de la tarjeta y si todo va bien mostramos mensaje de éxito <text:span text:style-name="T12">y creamos el pedido</text:span>. Si no error.</text:p>
      <text:p text:style-name="P11"><text:tab/>PedidoController</text:p>
      <text:p text:style-name="P11">crear_pedido<text:span text:style-name="T13">(*datos)</text:span> →<text:span text:style-name="T10"> cuando el carrito </text:span><text:span text:style-name="T12">pague creamos el pedido</text:span></text:p>
      <text:p text:style-name="P11">ver_pedido<text:span text:style-name="T11">s</text:span><text:span text:style-name="T13">(int id_cli)</text:span><text:span text:style-name="T11"> → vemos todos los pedidos de un cliente.</text:span></text:p>
      <text:p text:style-name="P14">detalles_pedido(int id) → recuperamos info de un pedido</text:p>
      <text:p text:style-name="P12"><text:span text:style-name="T9">pedido_finalizado</text:span><text:span text:style-name="T13">(int id_pedido)</text:span><text:span text:style-name="T9"> → </text:span><text:span text:style-name="T12">este metodo automaticamente se ejecuta a los 3 dias del pedido y lo pone en estatus finalizado.</text:span></text:p>
      <text:p text:style-name="P16">ver_pedidos → recupera todos los pedidos (admin)</text:p>
      <text:p text:style-name="P13"><text:tab/>TarjetaController</text:p>
      <text:p text:style-name="P13">add_tarjeta<text:span text:style-name="T13">(iban,cvv...)</text:span> → añade tarjeta el cliente</text:p>
      <text:p text:style-name="P13">mod_tarjeta<text:span text:style-name="T13">(*args)</text:span> → modificar tarjeta</text:p>
      <text:p text:style-name="P13">del_tarjeta<text:span text:style-name="T13">(id_</text:span> <text:span text:style-name="T13">tarjeta)</text:span>→ eliminar tarjeta del cliente</text:p>
      <text:p text:style-name="P13">validar_tarjeta<text:span text:style-name="T13">(Tarjeta)</text:span> → return true o false si la tarjeta supera la validación como si un banco la hiciese.</text:p>
      <text:p text:style-name="P14"><text:tab/>AdministradorController</text:p>
      <text:p text:style-name="P14">cambiar_datos<text:span text:style-name="T13">(*datos)</text:span></text:p>
      <text:p text:style-name="P14"><text:tab/><text:span text:style-name="T12">ProductoController</text:span></text:p>
      <text:p text:style-name="P17">add_product<text:span text:style-name="T13">(*datos)</text:span></text:p>
      <text:p text:style-name="P18"><text:span text:style-name="T12">del_product</text:span><text:span text:style-name="T13">(id_prod)</text:span></text:p>
      <text:p text:style-name="P18"><text:span text:style-name="T12">mod_stock</text:span><text:span text:style-name="T13">(id_prod, stock)</text:span></text:p>
      <text:p text:style-name="P17">mod_producto<text:span text:style-name="T13">(*datos)</text:span></text:p>
      <text:p text:style-name="P16">listar_productos</text:p>
      <text:p text:style-name="P16"><text:bookmark-start text:name="__DdeLink__92_2431883713"/>listar_productos_order_price<text:span text:style-name="T13">(String order)</text:span><text:bookmark-end text:name="__DdeLink__92_2431883713"/></text:p>
      <text:p text:style-name="P16">listar_productos_order_marca<text:span text:style-name="T13">(String marca)</text:span></text:p>
      <text:p text:style-name="P16">listar_productos_order_categoria<text:span text:style-name="T13">(String categoria)</text:span></text:p>
      <text:p text:style-name="P16"><text:tab/>LineaFactura</text:p>
      <text:p text:style-name="P16">add_item<text:span text:style-name="T13">(int id_prod)</text:span> → capta la cesta, producto y sus detalles</text:p>
      <text:p text:style-name="P16">del_item<text:span text:style-name="T13">(int id_prod, id_cesta)</text:span> → borra item de la cesta y modifica el precio total</text:p>
      <text:p text:style-name="P16">mod_stock<text:span text:style-name="T13">(int id_prod int stock)</text:span> → cambia las unidades del item.</text:p>
      <text:p text:style-name="P16">list_items<text:span text:style-name="T13">(int id_cesta)</text:span> → capta las lineas factura de una determinada cesta</text:p>
      <text:p text:style-name="P16">list_item<text:span text:style-name="T14">(id_cesta id_prod)</text:span> → capta el item de una linea</text:p>
      <text:p text:style-name="P16"><text:tab/>Rol</text:p>
      <text:p text:style-name="P16">create_rol</text:p>
      <text:p text:style-name="P16">asign_rol</text:p>
      <text:p text:style-name="P16">list_rols</text:p>
      <text:p text:style-name="P16">list_rol</text:p>
      <text:p text:style-name="P14"/>
      <text:p text:style-name="P14"/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16:14.713918972</meta:creation-date>
    <dc:date>2022-04-07T19:36:30.459786873</dc:date>
    <meta:editing-duration>PT31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9" meta:word-count="750" meta:character-count="4964" meta:non-whitespace-character-count="4272"/>
  </office:meta>
</office:document-meta>
</file>